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n"&gt;</text:p>
      <text:p text:style-name="Standard"/>
      <text:p text:style-name="Standard">&lt;head&gt;</text:p>
      <text:p text:style-name="Standard"><text:s text:c="4"/>&lt;meta charset="UTF-8"&gt;</text:p>
      <text:p text:style-name="Standard"><text:s text:c="4"/>&lt;meta http-equiv="X-UA-Compatible" content="IE=edge"&gt;</text:p>
      <text:p text:style-name="Standard"><text:s text:c="4"/>&lt;meta name="viewport" content="width=device-width, initial-scale=1.0"&gt;</text:p>
      <text:p text:style-name="Standard"><text:s text:c="4"/>&lt;title&gt;3d social media icon&lt;/title&gt;</text:p>
      <text:p text:style-name="Standard"><text:s text:c="4"/>&lt;style&gt;</text:p>
      <text:p text:style-name="Standard"><text:s text:c="8"/>/* Basic styling &amp; centering everything <text:s/>*/</text:p>
      <text:p text:style-name="Standard"><text:s text:c="8"/>body {</text:p>
      <text:p text:style-name="Standard"><text:s text:c="12"/>margin: 0;</text:p>
      <text:p text:style-name="Standard"><text:s text:c="12"/>padding: 0;</text:p>
      <text:p text:style-name="Standard"><text:s text:c="12"/>background: #f5f5f5;</text:p>
      <text:p text:style-name="Standard"><text:s text:c="12"/>position: absolute;</text:p>
      <text:p text:style-name="Standard"><text:s text:c="12"/>top: 50%;</text:p>
      <text:p text:style-name="Standard"><text:s text:c="12"/>left: 50%;</text:p>
      <text:p text:style-name="Standard"><text:s text:c="12"/>transform: translate(-50%, -50%);</text:p>
      <text:p text:style-name="Standard"><text:s text:c="8"/>}</text:p>
      <text:p text:style-name="Standard"/>
      <text:p text:style-name="Standard"><text:s text:c="8"/>/* Make all icons in a row <text:s/>*/</text:p>
      <text:p text:style-name="Standard"><text:s text:c="8"/>ul {</text:p>
      <text:p text:style-name="Standard"><text:s text:c="12"/>display: flex;</text:p>
      <text:p text:style-name="Standard"><text:s text:c="12"/>margin: 0;</text:p>
      <text:p text:style-name="Standard"><text:s text:c="12"/>padding: 0;</text:p>
      <text:p text:style-name="Standard"><text:s text:c="8"/>}</text:p>
      <text:p text:style-name="Standard"/>
      <text:p text:style-name="Standard"><text:s text:c="8"/>/* Adding margin in all menu icons &amp; removing default list-style-type */</text:p>
      <text:p text:style-name="Standard"><text:s text:c="8"/>ul li {</text:p>
      <text:p text:style-name="Standard"><text:s text:c="12"/>list-style: none;</text:p>
      <text:p text:style-name="Standard"><text:s text:c="12"/>margin: 0 40px;</text:p>
      <text:p text:style-name="Standard"><text:s text:c="8"/>}</text:p>
      <text:p text:style-name="Standard"/>
      <text:p text:style-name="Standard"><text:s text:c="8"/>/* Set font size, color, padding, transition on icons ( transition for hover ) */</text:p>
      <text:p text:style-name="Standard"><text:s text:c="8"/>ul li a .fa {</text:p>
      <text:p text:style-name="Standard"><text:s text:c="12"/>font-size: 40px;</text:p>
      <text:p text:style-name="Standard"><text:s text:c="12"/>color: #262626;</text:p>
      <text:p text:style-name="Standard"><text:s text:c="12"/>line-height: 80px;</text:p>
      <text:p text:style-name="Standard"><text:s text:c="12"/>transition: .5s;</text:p>
      <text:p text:style-name="Standard"><text:s text:c="12"/>padding-right: 14px;</text:p>
      <text:p text:style-name="Standard"><text:s text:c="8"/>}</text:p>
      <text:p text:style-name="Standard"/>
      <text:p text:style-name="Standard"><text:s text:c="8"/>/* add 3d effect on icons <text:s/>*/</text:p>
      <text:p text:style-name="Standard"><text:s text:c="8"/>ul li a {</text:p>
      <text:p text:style-name="Standard"><text:s text:c="12"/>display: block;</text:p>
      <text:p text:style-name="Standard"><text:s text:c="12"/>width: 70px;</text:p>
      <text:p text:style-name="Standard"><text:s text:c="12"/>height: 80px;</text:p>
      <text:p text:style-name="Standard"><text:s text:c="12"/>background: #cecaca;</text:p>
      <text:p text:style-name="Standard"><text:s text:c="12"/>text-align: center;</text:p>
      <text:p text:style-name="Standard"><text:s text:c="12"/>padding-left: 20px;</text:p>
      <text:p text:style-name="Standard"><text:s text:c="12"/>transform: rotate(318deg) skew(199deg) translate(0, 0);</text:p>
      <text:p text:style-name="Standard"><text:s text:c="12"/>transition: .5s;</text:p>
      <text:p text:style-name="Standard"><text:soft-page-break/><text:s text:c="12"/>box-shadow: -20px 20px 10px rgba(0, 0, 0, .5);</text:p>
      <text:p text:style-name="Standard"><text:s text:c="8"/>}</text:p>
      <text:p text:style-name="Standard"/>
      <text:p text:style-name="Standard"><text:s text:c="8"/>ul li a:before {</text:p>
      <text:p text:style-name="Standard"><text:s text:c="12"/>content: '';</text:p>
      <text:p text:style-name="Standard"><text:s text:c="12"/>position: absolute;</text:p>
      <text:p text:style-name="Standard"><text:s text:c="12"/>top: 10px;</text:p>
      <text:p text:style-name="Standard"><text:s text:c="12"/>left: -20px;</text:p>
      <text:p text:style-name="Standard"><text:s text:c="12"/>height: 100%;</text:p>
      <text:p text:style-name="Standard"><text:s text:c="12"/>width: 20px;</text:p>
      <text:p text:style-name="Standard"><text:s text:c="12"/>background: #8a6f6f;</text:p>
      <text:p text:style-name="Standard"><text:s text:c="12"/>transform: .5s;</text:p>
      <text:p text:style-name="Standard"><text:s text:c="12"/>transform: rotate(0deg) skewY(-45deg);</text:p>
      <text:p text:style-name="Standard"><text:s text:c="8"/>}</text:p>
      <text:p text:style-name="Standard"/>
      <text:p text:style-name="Standard"><text:s text:c="8"/>ul li a:after {</text:p>
      <text:p text:style-name="Standard"><text:s text:c="12"/>content: '';</text:p>
      <text:p text:style-name="Standard"><text:s text:c="12"/>position: absolute;</text:p>
      <text:p text:style-name="Standard"><text:s text:c="12"/>bottom: -20px;</text:p>
      <text:p text:style-name="Standard"><text:s text:c="12"/>left: -10px;</text:p>
      <text:p text:style-name="Standard"><text:s text:c="12"/>height: 20px;</text:p>
      <text:p text:style-name="Standard"><text:s text:c="12"/>width: 100%;</text:p>
      <text:p text:style-name="Standard"><text:s text:c="12"/>background: #8a6f6f;</text:p>
      <text:p text:style-name="Standard"><text:s text:c="12"/>transform: .5s;</text:p>
      <text:p text:style-name="Standard"><text:s text:c="12"/>transform: rotate(0deg) skewX(-45deg);</text:p>
      <text:p text:style-name="Standard"><text:s text:c="8"/>}</text:p>
      <text:p text:style-name="Standard"/>
      <text:p text:style-name="Standard"><text:s text:c="8"/>/* Add hover effect on icons and change icon color on hover */</text:p>
      <text:p text:style-name="Standard"><text:s text:c="8"/>ul li a:hover {</text:p>
      <text:p text:style-name="Standard"><text:s text:c="12"/>transform: skew(5deg) translate(20px, -50px);</text:p>
      <text:p text:style-name="Standard"><text:s text:c="12"/>box-shadow: -50px 50px 50px rgba(0, 0, 0, .5);</text:p>
      <text:p text:style-name="Standard"><text:s text:c="8"/>}</text:p>
      <text:p text:style-name="Standard"/>
      <text:p text:style-name="Standard"><text:s text:c="8"/>ul li:hover .fa {</text:p>
      <text:p text:style-name="Standard"><text:s text:c="12"/>color: #fff;</text:p>
      <text:p text:style-name="Standard"><text:s text:c="8"/>}</text:p>
      <text:p text:style-name="Standard"/>
      <text:p text:style-name="Standard"><text:s text:c="8"/>/* changing background color on hover of each 3d icons <text:s/>*/</text:p>
      <text:p text:style-name="Standard"><text:s text:c="8"/>ul li:hover:nth-child(1) a {</text:p>
      <text:p text:style-name="Standard"><text:s text:c="12"/>background: #3b5998;</text:p>
      <text:p text:style-name="Standard"><text:s text:c="8"/>}</text:p>
      <text:p text:style-name="Standard"/>
      <text:p text:style-name="Standard"><text:s text:c="8"/>ul li:hover:nth-child(1) a:before {</text:p>
      <text:p text:style-name="Standard"><text:s text:c="12"/>background: #365492;</text:p>
      <text:p text:style-name="Standard"><text:s text:c="8"/>}</text:p>
      <text:p text:style-name="Standard"/>
      <text:p text:style-name="Standard"><text:s text:c="8"/>ul li:hover:nth-child(1) a:after {</text:p>
      <text:p text:style-name="Standard"><text:s text:c="12"/>background: #4a69ad;</text:p>
      <text:p text:style-name="Standard"><text:s text:c="8"/>}</text:p>
      <text:p text:style-name="Standard"/>
      <text:p text:style-name="Standard"><text:s text:c="8"/>ul li:hover:nth-child(2) a {</text:p>
      <text:p text:style-name="Standard"><text:s text:c="12"/>background: #00aced;</text:p>
      <text:p text:style-name="Standard"><text:soft-page-break/><text:s text:c="8"/>}</text:p>
      <text:p text:style-name="Standard"/>
      <text:p text:style-name="Standard"><text:s text:c="8"/>ul li:hover:nth-child(2) a:before {</text:p>
      <text:p text:style-name="Standard"><text:s text:c="12"/>background: #097aa5;</text:p>
      <text:p text:style-name="Standard"><text:s text:c="8"/>}</text:p>
      <text:p text:style-name="Standard"/>
      <text:p text:style-name="Standard"><text:s text:c="8"/>ul li:hover:nth-child(2) a:after {</text:p>
      <text:p text:style-name="Standard"><text:s text:c="12"/>background: #53b9e0;</text:p>
      <text:p text:style-name="Standard"><text:s text:c="8"/>}</text:p>
      <text:p text:style-name="Standard"/>
      <text:p text:style-name="Standard"><text:s text:c="8"/>ul li:hover:nth-child(3) a {</text:p>
      <text:p text:style-name="Standard"><text:s text:c="12"/>background: #dd4b39;</text:p>
      <text:p text:style-name="Standard"><text:s text:c="8"/>}</text:p>
      <text:p text:style-name="Standard"/>
      <text:p text:style-name="Standard"><text:s text:c="8"/>ul li:hover:nth-child(3) a:before {</text:p>
      <text:p text:style-name="Standard"><text:s text:c="12"/>background: #b33a2b;</text:p>
      <text:p text:style-name="Standard"><text:s text:c="8"/>}</text:p>
      <text:p text:style-name="Standard"/>
      <text:p text:style-name="Standard"><text:s text:c="8"/>ul li:hover:nth-child(3) a:after {</text:p>
      <text:p text:style-name="Standard"><text:s text:c="12"/>background: #e66a5a;</text:p>
      <text:p text:style-name="Standard"><text:s text:c="8"/>}</text:p>
      <text:p text:style-name="Standard"/>
      <text:p text:style-name="Standard"><text:s text:c="8"/>ul li:hover:nth-child(4) a {</text:p>
      <text:p text:style-name="Standard"><text:s text:c="12"/>background: #e4405f;</text:p>
      <text:p text:style-name="Standard"><text:s text:c="8"/>}</text:p>
      <text:p text:style-name="Standard"/>
      <text:p text:style-name="Standard"><text:s text:c="8"/>ul li:hover:nth-child(4) a:before {</text:p>
      <text:p text:style-name="Standard"><text:s text:c="12"/>background: #d81c3f;</text:p>
      <text:p text:style-name="Standard"><text:s text:c="8"/>}</text:p>
      <text:p text:style-name="Standard"/>
      <text:p text:style-name="Standard"><text:s text:c="8"/>ul li:hover:nth-child(4) a:after {</text:p>
      <text:p text:style-name="Standard"><text:s text:c="12"/>background: #e46880;</text:p>
      <text:p text:style-name="Standard"><text:s text:c="8"/>}</text:p>
      <text:p text:style-name="Standard"><text:s text:c="4"/>&lt;/style&gt;</text:p>
      <text:p text:style-name="Standard">&lt;/head&gt;</text:p>
      <text:p text:style-name="Standard"/>
      <text:p text:style-name="Standard">&lt;body&gt;</text:p>
      <text:p text:style-name="Standard"><text:s text:c="4"/>&lt;!-- Markup of social media icons <text:s/>--&gt;</text:p>
      <text:p text:style-name="Standard"><text:s text:c="4"/>&lt;ul&gt;</text:p>
      <text:p text:style-name="Standard"><text:s text:c="8"/>&lt;li&gt;</text:p>
      <text:p text:style-name="Standard"><text:s text:c="12"/>&lt;a href="#"&gt;</text:p>
      <text:p text:style-name="Standard"><text:s text:c="16"/>&lt;i class="fa fa-facebook" aria-hidden="true"&gt;&lt;/i&gt;</text:p>
      <text:p text:style-name="Standard"><text:s text:c="12"/>&lt;/a&gt;</text:p>
      <text:p text:style-name="Standard"><text:s text:c="8"/>&lt;/li&gt;</text:p>
      <text:p text:style-name="Standard"><text:s text:c="8"/>&lt;li&gt;</text:p>
      <text:p text:style-name="Standard"><text:s text:c="12"/>&lt;a href="#"&gt;</text:p>
      <text:p text:style-name="Standard"><text:s text:c="16"/>&lt;i class="fa fa-twitter" aria-hidden="true"&gt;&lt;/i&gt;</text:p>
      <text:p text:style-name="Standard"><text:s text:c="12"/>&lt;/a&gt;</text:p>
      <text:p text:style-name="Standard"><text:s text:c="8"/>&lt;/li&gt;</text:p>
      <text:p text:style-name="Standard"><text:s text:c="8"/>&lt;li&gt;</text:p>
      <text:p text:style-name="Standard"><text:s text:c="12"/>&lt;a href="#"&gt;</text:p>
      <text:p text:style-name="Standard"><text:s text:c="16"/>&lt;i class="fa fa-google-plus" aria-hidden="true"&gt;&lt;/i&gt;</text:p>
      <text:p text:style-name="Standard"><text:soft-page-break/><text:s text:c="12"/>&lt;/a&gt;</text:p>
      <text:p text:style-name="Standard"><text:s text:c="8"/>&lt;/li&gt;</text:p>
      <text:p text:style-name="Standard"><text:s text:c="8"/>&lt;li&gt;</text:p>
      <text:p text:style-name="Standard"><text:s text:c="12"/>&lt;a href="#"&gt;</text:p>
      <text:p text:style-name="Standard"><text:s text:c="16"/>&lt;i class="fa fa-instagram" aria-hidden="true"&gt;&lt;/i&gt;</text:p>
      <text:p text:style-name="Standard"><text:s text:c="12"/>&lt;/a&gt;</text:p>
      <text:p text:style-name="Standard"><text:s text:c="8"/>&lt;/li&gt;</text:p>
      <text:p text:style-name="Standard"><text:s text:c="4"/>&lt;/ul&gt;</text:p>
      <text:p text:style-name="Standard"><text:s text:c="4"/>&lt;!-- Markup of social media icons <text:s/>--&gt;</text:p>
      <text:p text:style-name="Standard"><text:s text:c="4"/>&lt;!-- font awesome cdn <text:s/>--&gt;</text:p>
      <text:p text:style-name="Standard"><text:s text:c="4"/>&lt;script src="https://kit.fontawesome.com/dd8c49730d.js" crossorigin="anonymous"&gt;&lt;/script&gt;</text:p>
      <text:p text:style-name="Standard"><text:s text:c="4"/>&lt;!-- font awesome cdn <text:s/>--&gt;</text:p>
      <text:p text:style-name="Standard"/>
      <text:p text:style-name="Standard">&lt;/body&gt;</text:p>
      <text:p text:style-name="Standard"/>
      <text:p text:style-name="Standard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4.2$Linux_X86_64 LibreOffice_project/30$Build-2</meta:generator>
    <dc:date>2022-10-25T19:32:47.320348567</dc:date>
    <meta:editing-duration>PT16S</meta:editing-duration>
    <meta:editing-cycles>1</meta:editing-cycles>
    <meta:document-statistic meta:table-count="0" meta:image-count="0" meta:object-count="0" meta:page-count="4" meta:paragraph-count="148" meta:word-count="406" meta:character-count="4174" meta:non-whitespace-character-count="2536"/>
  </office:meta>
</office:document-meta>
</file>